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P1" style:family="paragraph" style:parent-style-name="Standard" style:master-page-name="Standard">
      <style:paragraph-properties style:page-number="1"/>
    </style:style>
    <style:style style:name="T1"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uld I get a read me file for PyBoom?</text:span></text:p>
      <text:p text:style-name="Standard"/>
      <text:p text:style-name="Standard">Composing README Content</text:p>
      <text:p text:style-name="Standard"/>
      <text:p text:style-name="Standard">I'm currently crafting the README file for Py-Boom. I've begun with the core elements, including a concise game description, and the project title, "Py-Boom". It's taking shape with the foundational details now in place.</text:p>
      <text:p text:style-name="Standard"/>
      <text:p text:style-name="Standard">Drafting the Instructions</text:p>
      <text:p text:style-name="Standard"/>
      <text:p text:style-name="Standard">I'm now generating the README.md file, structuring it with the "How to Play" section, detailing controls for both player modes. I'm focusing on crafting clear instructions for each game mode. The gameplay rules are being outlined, including winning and losing conditions for both players.</text:p>
      <text:p text:style-name="Standard"/>
      <text:p text:style-name="Standard">Absolutely! A good README is essential.</text:p>
      <text:p text:style-name="Standard"/>
      <text:p text:style-name="Standard">Here is a README.md file for your Py-Boom v3 project. It covers the game's features, how to play, and the controls for both 1-player and 2-player modes.</text:p>
      <text:p text:style-name="Standard">README for Py-Boom</text:p>
      <text:p text:style-name="Standard">Nov 8, 8:02 PM</text:p>
      <text:p text:style-name="Standard"/>
      <text:p text:style-name="Standard">This should give anyone who finds your project a clear understanding of how to play. Let me know if you'd like any adjustments!</text:p>
      <text:p text:style-name="Standard"/>
      <text:p text:style-name="Standard"><text:span text:style-name="T1">can we also have a text based version instead of a formatted version?</text:span></text:p>
      <text:p text:style-name="Standard"/>
      <text:p text:style-name="Standard">Refining Text Extraction</text:p>
      <text:p text:style-name="Standard"/>
      <text:p text:style-name="Standard">I'm currently working on converting the README.md file into a plain text format. My immediate focus is efficiently removing the Markdown elements, such as those used for headings, lists and bolding/italics, and storing the clean content in a new README.txt file. I am exploring different approaches to handling potential edge cases in the markdown.</text:p>
      <text:p text:style-name="Standard"/>
      <text:p text:style-name="Standard">Creating Clean Text File</text:p>
      <text:p text:style-name="Standard"><text:soft-page-break/></text:p>
      <text:p text:style-name="Standard">I'm now in the process of generating a README.txt file from the original README.md to get the plain text version as requested. My strategy involves iterating through the markdown file, focusing on eliminating formatting elements, like bullet points, tables, and headers. I'm taking care to parse it properly and keep the content. The aim is a straightforward, easily readable, text file.</text:p>
      <text:p text:style-name="Standard"/>
      <text:p text:style-name="Standard">Certainly! A plain .txt file is great for simplicity.</text:p>
      <text:p text:style-name="Standard"/>
      <text:p text:style-name="Standard">Here is the same information from the README, formatted as a plain text file.</text:p>
      <text:p text:style-name="Standard">README for Py-Boom (Text)</text:p>
      <text:p text:style-name="Standard">Nov 8, 9:39 PM</text:p>
      <text:p text:style-name="Standard"/>
      <text:p text:style-name="Standard">I've created a new README.txt file with this content for you.</text:p>
      <text:p text:style-name="Standard"/>
      <text:p text:style-name="Standard"><text:span text:style-name="T1">that is still a formatted rich text document</text:span></text:p>
      <text:p text:style-name="Standard"/>
      <text:p text:style-name="Standard">Identifying Rendering Issue</text:p>
      <text:p text:style-name="Standard"/>
      <text:p text:style-name="Standard">I've realized the problem lies in my use of Markdown syntax within the .txt file, causing unintended formatting. It seems my inclusion of #, ##, *, and | is being interpreted as Markdown instructions. I'll need to figure out a way to escape or replace those characters to ensure the file displays as plain text.</text:p>
      <text:p text:style-name="Standard"/>
      <text:p text:style-name="Standard">Correcting Markdown Errors</text:p>
      <text:p text:style-name="Standard"/>
      <text:p text:style-name="Standard">I'm now fully focused on removing the Markdown syntax that inadvertently crept into my file. My aim is to deliver a genuinely plain text file this time. I am going to purge all of those characters that create the Markdown styling - like the #, *, | - from my file. In their place, I plan to use plain text formatting. I'm working on a new README.txt file right now.</text:p>
      <text:p text:style-name="Standard"/>
      <text:p text:style-name="Standard">You are absolutely right. My apologies. I used Markdown formatting (like # and |) out of habit, but I saved it in a .txt file, which just looks messy.</text:p>
      <text:p text:style-name="Standard"/>
      <text:p text:style-name="Standard">I will rewrite it as a true plain text file, using simple dividers and spacing instead of any formatting.</text:p>
      <text:p text:style-name="Standard"/>
      <text:p text:style-name="Standard">Here is the properly formatted plain text version:</text:p>
      <text:p text:style-name="Standard"><text:soft-page-break/></text:p>
      <text:p text:style-name="Standard">This version is pure plain text and should look much better in a simple text edi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29" meta:word-count="544" meta:character-count="3189" meta:non-whitespace-character-count="2674"/>
    <meta:generator>LibreOfficeDev/6.0.5.2$Linux_X86_64 LibreOffice_project/</meta:generator>
  </office:meta>
</office:document-meta>
</file>